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paragraph-properties fo:text-align="center" style:justify-single-word="false"/>
      <style:text-properties fo:language="fr" fo:country="F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oisissez un événement que vous avez étudié et évaluez sa signification.</text:p>
      <text:p text:style-name="P1"/>
      <text:p text:style-name="P1">J'ai décidée de parler a propos de la défaite de la France en 1940 pendant la deuxième guerre mondiale. Cet événement a été très important – quand la France a été défaite, c’était le début de la France moderne – elle a été obligée de changer.</text:p>
      <text:p text:style-name="P1"/>
      <text:p text:style-name="P1">L’armée française a montrée sa passivité en faisant la drôle de guerre. Elle a décidée de déclarer la guerre a l'Allemagne, mais après n'a rien fait d'autre. Si l’armée française avait lancé une attaque sur l'Allemagne, la France aurait pu gagner la guerre. Le fait qu'ils n'ont pas lancé d'attaques a été très bien pour les Allemands qui voulaient tester leurs nouvelles stratégies – la France a alors été victime de l’expérimentation des Allemands. La France a été dévastée en six semaines dans une période que l'on appelle “la guerre éclair”. Elle s'est passée très vite, comme les éclairs dans le foudre, avec une force épouvantable – c’était la catastrophe parce que la France n’était pas du tout prête et ne pouvait alors rien faire pour se défendre. Un exemple de ce type de dévastation est celui du bombardement de Vernon – les habitants étaient terrifiés et cette peur et violence a déclenché l'exode car toutes les personnes qui habitaient la-bas ont voulu quitter pour échapper aux bombardements.</text:p>
      <text:p text:style-name="P1"/>
      <text:p text:style-name="P1">Enfin, la France a été complètement prise par les Allemands et n’était plus maitresse de son propre destin pendant l'Occupation. Le gouvernement ne pouvait rien faire et le peuple français n'avait plus confiance en eux. Cette guerre a complètement bouleversée le pa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bell Long</meta:initial-creator>
    <meta:creation-date>2010-10-19T14:38:35</meta:creation-date>
    <dc:date>2010-11-02T07:41:59</dc:date>
    <dc:creator>Isabell Long</dc:creator>
    <meta:editing-duration>PT13H38M02S</meta:editing-duration>
    <meta:editing-cycles>7</meta:editing-cycles>
    <meta:generator>OpenOffice.org/3.2$Unix OpenOffice.org_project/320m18$Build-9502</meta:generator>
    <meta:printed-by>Isabell Long</meta:printed-by>
    <meta:print-date>2010-10-21T09:35:24</meta:print-date>
    <meta:document-statistic meta:table-count="0" meta:image-count="0" meta:object-count="0" meta:page-count="1" meta:paragraph-count="4" meta:word-count="268" meta:character-count="1590"/>
  </office:meta>
</office:document-meta>
</file>